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officeooo:rsid="0010d633" officeooo:paragraph-rsid="0010d633"/>
    </style:style>
    <style:style style:name="P2" style:family="paragraph" style:parent-style-name="Standard">
      <style:paragraph-properties fo:line-height="150%"/>
      <style:text-properties style:font-name="Arial" fo:font-size="16pt" officeooo:rsid="0010d633" officeooo:paragraph-rsid="0010d633" style:font-size-asian="16pt" style:font-size-complex="16pt"/>
    </style:style>
    <style:style style:name="P3" style:family="paragraph" style:parent-style-name="Standard">
      <style:paragraph-properties fo:line-height="150%"/>
      <style:text-properties style:font-name="Arial" fo:font-size="11pt" fo:font-weight="normal" officeooo:rsid="0013a241" officeooo:paragraph-rsid="0013a241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line-height="150%"/>
      <style:text-properties style:font-name="Arial" fo:font-size="11pt" fo:font-weight="normal" officeooo:rsid="0010d633" officeooo:paragraph-rsid="00169daa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line-height="150%"/>
      <style:text-properties style:font-name="Arial" fo:font-size="11pt" fo:font-weight="normal" officeooo:rsid="0010d633" officeooo:paragraph-rsid="0017530a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line-height="150%"/>
      <style:text-properties style:font-name="Arial" fo:font-size="11pt" fo:font-weight="normal" officeooo:rsid="0010d633" officeooo:paragraph-rsid="0018bfcf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150%"/>
      <style:text-properties style:font-name="Arial" fo:font-weight="bold" officeooo:rsid="0010d633" officeooo:paragraph-rsid="00169daa" style:font-weight-asian="bold" style:font-weight-complex="bold"/>
    </style:style>
    <style:style style:name="P8" style:family="paragraph" style:parent-style-name="Standard">
      <style:paragraph-properties fo:line-height="150%"/>
      <style:text-properties style:font-name="Arial" fo:font-weight="normal" officeooo:rsid="0010d633" officeooo:paragraph-rsid="00169daa" style:font-weight-asian="normal" style:font-weight-complex="normal"/>
    </style:style>
    <style:style style:name="P9" style:family="paragraph" style:parent-style-name="Standard">
      <style:paragraph-properties fo:line-height="150%"/>
      <style:text-properties fo:font-weight="normal" officeooo:paragraph-rsid="00169daa" style:font-weight-asian="normal" style:font-weight-complex="normal"/>
    </style:style>
    <style:style style:name="P10" style:family="paragraph" style:parent-style-name="Standard">
      <style:paragraph-properties fo:line-height="150%"/>
      <style:text-properties fo:font-weight="normal" officeooo:paragraph-rsid="0017530a" style:font-weight-asian="normal" style:font-weight-complex="normal"/>
    </style:style>
    <style:style style:name="P11" style:family="paragraph" style:parent-style-name="Standard">
      <style:paragraph-properties fo:line-height="150%"/>
      <style:text-properties fo:font-weight="normal" officeooo:paragraph-rsid="0018bfcf" style:font-weight-asian="normal" style:font-weight-complex="normal"/>
    </style:style>
    <style:style style:name="P12" style:family="paragraph" style:parent-style-name="Standard">
      <style:paragraph-properties fo:line-height="150%"/>
      <style:text-properties fo:font-weight="bold" officeooo:rsid="0017530a" officeooo:paragraph-rsid="0017530a" style:font-weight-asian="bold" style:font-weight-complex="bold"/>
    </style:style>
    <style:style style:name="P13" style:family="paragraph" style:parent-style-name="Standard">
      <style:paragraph-properties fo:line-height="150%"/>
      <style:text-properties fo:font-weight="bold" officeooo:rsid="0017530a" officeooo:paragraph-rsid="0018bfcf" style:font-weight-asian="bold" style:font-weight-complex="bold"/>
    </style:style>
    <style:style style:name="P14" style:family="paragraph" style:parent-style-name="Standard">
      <style:paragraph-properties fo:line-height="150%"/>
      <style:text-properties fo:font-size="11pt" fo:font-weight="normal" officeooo:paragraph-rsid="00169daa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line-height="150%"/>
      <style:text-properties fo:font-size="11pt" fo:font-weight="normal" officeooo:paragraph-rsid="0017530a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line-height="150%"/>
      <style:text-properties fo:font-size="11pt" fo:font-weight="normal" officeooo:paragraph-rsid="0018bfcf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line-height="150%"/>
      <style:text-properties style:font-name="Arial" fo:font-size="11pt" fo:font-weight="normal" officeooo:paragraph-rsid="00169daa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50%"/>
      <style:text-properties style:font-name="Arial" fo:font-size="11pt" fo:font-weight="normal" officeooo:paragraph-rsid="0017530a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50%"/>
      <style:text-properties style:font-name="Arial" fo:font-size="11pt" fo:font-weight="normal" officeooo:paragraph-rsid="0018bfcf" style:font-size-asian="11pt" style:font-weight-asian="normal" style:font-size-complex="11pt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officeooo:rsid="0011f432"/>
    </style:style>
    <style:style style:name="T3" style:family="text">
      <style:text-properties style:font-name="Arial" fo:font-size="11pt" style:font-size-asian="11pt" style:font-size-complex="11pt"/>
    </style:style>
    <style:style style:name="T4" style:family="text">
      <style:text-properties style:font-name="Arial" fo:font-size="11pt" officeooo:rsid="00169daa" style:font-size-asian="11pt" style:font-size-complex="11pt"/>
    </style:style>
    <style:style style:name="T5" style:family="text">
      <style:text-properties style:font-name="Arial" fo:font-size="11pt" officeooo:rsid="0011f432" style:font-size-asian="11pt" style:font-size-complex="11pt"/>
    </style:style>
    <style:style style:name="T6" style:family="text">
      <style:text-properties style:font-name="Arial" fo:font-size="11pt" officeooo:rsid="0017530a" style:font-size-asian="11pt" style:font-size-complex="11pt"/>
    </style:style>
    <style:style style:name="T7" style:family="text">
      <style:text-properties style:font-name="Arial" fo:font-size="11pt" officeooo:rsid="00175e0b" style:font-size-asian="11pt" style:font-size-complex="11pt"/>
    </style:style>
    <style:style style:name="T8" style:family="text">
      <style:text-properties style:font-name="Arial" fo:font-size="11pt" officeooo:rsid="0018bfcf" style:font-size-asian="11pt" style:font-size-complex="11pt"/>
    </style:style>
    <style:style style:name="T9" style:family="text">
      <style:text-properties style:font-name="Arial" fo:font-size="11pt" officeooo:rsid="0019fb90" style:font-size-asian="11pt" style:font-size-complex="11pt"/>
    </style:style>
    <style:style style:name="T10" style:family="text">
      <style:text-properties style:font-name="Arial" officeooo:rsid="0010d633"/>
    </style:style>
    <style:style style:name="T11" style:family="text">
      <style:text-properties style:font-name="Arial" officeooo:rsid="0013a241"/>
    </style:style>
    <style:style style:name="T12" style:family="text">
      <style:text-properties style:font-name="Arial" officeooo:rsid="00169daa"/>
    </style:style>
    <style:style style:name="T13" style:family="text">
      <style:text-properties style:font-name="Arial" officeooo:rsid="0017530a"/>
    </style:style>
    <style:style style:name="T14" style:family="text">
      <style:text-properties style:font-name="Arial" officeooo:rsid="0018bfcf"/>
    </style:style>
    <style:style style:name="T15" style:family="text">
      <style:text-properties officeooo:rsid="00169daa"/>
    </style:style>
    <style:style style:name="T16" style:family="text">
      <style:text-properties fo:font-size="11pt" officeooo:rsid="00169daa" style:font-size-asian="11pt" style:font-size-complex="11pt"/>
    </style:style>
    <style:style style:name="T17" style:family="text">
      <style:text-properties officeooo:rsid="0014bd15"/>
    </style:style>
    <style:style style:name="T18" style:family="text">
      <style:text-properties officeooo:rsid="0017530a"/>
    </style:style>
    <style:style style:name="T19" style:family="text">
      <style:text-properties officeooo:rsid="0018bf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5">Seminário HEG (</text:span>Partes do Capítulo 21<text:span text:style-name="T15">)</text:span></text:p>
      <text:p text:style-name="P1"/>
      <text:p text:style-name="P1"/>
      <text:p text:style-name="P7">P<text:span text:style-name="T15">RIMEIRA PARTE</text:span> </text:p>
      <text:p text:style-name="P8"><text:span text:style-name="T16"/></text:p>
      <text:p text:style-name="P4"><text:span text:style-name="T15">TÓPICO: </text:span></text:p>
      <text:p text:style-name="P4">- Introdução <text:span text:style-name="T17">ao</text:span> Capitalismo no Final do Século xx e a Crise do Socialismo (1973-2000)</text:p>
      <text:p text:style-name="P4"><text:span text:style-name="T15">PÁGINAS: </text:span></text:p>
      <text:p text:style-name="P14"><text:span text:style-name="T10">- 546 – 548</text:span></text:p>
      <text:p text:style-name="P14"><text:span text:style-name="T12">RESUMO</text:span><text:span text:style-name="T2">: </text:span></text:p>
      <text:p text:style-name="P14"><text:span text:style-name="T2">- </text:span><text:span text:style-name="T11">Essa parte trata da apresentação do que será estudado </text:span><text:span text:style-name="T12">na parte 6 do livro</text:span><text:span text:style-name="T11">.</text:span></text:p>
      <text:p text:style-name="P3"/>
      <text:p text:style-name="P12"><text:span text:style-name="T10">S</text:span><text:span text:style-name="T1">EGUNDA PARTE</text:span><text:span text:style-name="T3"/></text:p>
      <text:p text:style-name="P9"><text:span text:style-name="T10"/></text:p>
      <text:p text:style-name="P5"><text:span text:style-name="T15">TÓPICO: </text:span></text:p>
      <text:p text:style-name="P17">- D<text:span text:style-name="T18">a crise do capitalismo nos anos 1970 à nova economia da década de 1990</text:span> </text:p>
      <text:p text:style-name="P5"><text:span text:style-name="T15">PÁGINAS: </text:span></text:p>
      <text:p text:style-name="P15"><text:span text:style-name="T10">- </text:span><text:span text:style-name="T13">549 – 550 (Termina antes do tópico 21.1)</text:span></text:p>
      <text:p text:style-name="P10"><text:span text:style-name="T4">RESUMO</text:span><text:span text:style-name="T5">: </text:span><text:span text:style-name="T12"><text:s/></text:span></text:p>
      <text:p text:style-name="P10"><text:span text:style-name="T5">- </text:span><text:span text:style-name="T4">Panoroma geral sobre o capítulo</text:span></text:p>
      <text:p text:style-name="P10"><text:span text:style-name="T4"/></text:p>
      <text:p text:style-name="P12"><text:span text:style-name="T1">TERCEIRA PARTE</text:span><text:span text:style-name="T3"/></text:p>
      <text:p text:style-name="P10"><text:span text:style-name="T10"/></text:p>
      <text:p text:style-name="P5"><text:span text:style-name="T15">TÓPICO: </text:span></text:p>
      <text:p text:style-name="P18">- <text:span text:style-name="T18">A crise dos 1970 no núcleo do capitalismo mundial</text:span> </text:p>
      <text:p text:style-name="P5"><text:span text:style-name="T15">PÁGINAS: </text:span></text:p>
      <text:p text:style-name="P15"><text:span text:style-name="T10">- </text:span><text:span text:style-name="T13">550 – 555 (A partir do tópico 21.1)</text:span></text:p>
      <text:p text:style-name="P10"><text:span text:style-name="T4">RESUMO</text:span><text:span text:style-name="T5">: </text:span><text:span text:style-name="T12"><text:s/></text:span></text:p>
      <text:p text:style-name="P10"><text:span text:style-name="T5">- </text:span><text:span text:style-name="T6">Apresentação da crise em aspectos gerais</text:span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2"><text:soft-page-break/><text:span text:style-name="T1">QUARTA PARTE</text:span><text:span text:style-name="T3"/></text:p>
      <text:p text:style-name="P10"><text:span text:style-name="T10"/></text:p>
      <text:p text:style-name="P5"><text:span text:style-name="T15">TÓPICO: </text:span></text:p>
      <text:p text:style-name="P18">- <text:span text:style-name="T18">Transformações do capitalismo na década de 1980</text:span> </text:p>
      <text:p text:style-name="P5"><text:span text:style-name="T15">PÁGINAS: </text:span></text:p>
      <text:p text:style-name="P15"><text:span text:style-name="T10">- </text:span><text:span text:style-name="T13">556 – 5</text:span><text:span text:style-name="T14">6</text:span><text:span text:style-name="T13">0 (Termina antes do tópico 21.</text:span><text:span text:style-name="T14">3</text:span><text:span text:style-name="T13">)</text:span></text:p>
      <text:p text:style-name="P10"><text:span text:style-name="T4">RESUMO</text:span><text:span text:style-name="T5">: </text:span><text:span text:style-name="T12"><text:s/></text:span></text:p>
      <text:p text:style-name="P10"><text:span text:style-name="T5">- </text:span><text:span text:style-name="T7">Ascenção do neoliberalismo</text:span></text:p>
      <text:p text:style-name="P10"><text:span text:style-name="T7"/></text:p>
      <text:p text:style-name="P13"><text:span text:style-name="T1">QU</text:span><text:span text:style-name="T14">INTA</text:span><text:span text:style-name="T1"> PARTE</text:span><text:span text:style-name="T3"/></text:p>
      <text:p text:style-name="P11"><text:span text:style-name="T10"/></text:p>
      <text:p text:style-name="P6"><text:span text:style-name="T15">TÓPICO: </text:span></text:p>
      <text:p text:style-name="P19">- <text:span text:style-name="T19">Crescimento e crises da década de 1990</text:span></text:p>
      <text:p text:style-name="P6"><text:span text:style-name="T15">PÁGINAS: </text:span></text:p>
      <text:p text:style-name="P16"><text:span text:style-name="T10">- </text:span><text:span text:style-name="T13">56</text:span><text:span text:style-name="T14">0</text:span><text:span text:style-name="T13"> – 5</text:span><text:span text:style-name="T14">68</text:span><text:span text:style-name="T13"> (</text:span><text:span text:style-name="T14">Inicia n</text:span><text:span text:style-name="T13">o tópico 21.</text:span><text:span text:style-name="T14">3</text:span><text:span text:style-name="T13">)</text:span></text:p>
      <text:p text:style-name="P11"><text:span text:style-name="T4">RESUMO</text:span><text:span text:style-name="T5">: </text:span><text:span text:style-name="T12"><text:s/></text:span></text:p>
      <text:p text:style-name="P11"><text:span text:style-name="T5">- </text:span><text:span text:style-name="T8">Crise do capital no fim do século e surgimento de novos mercados (In</text:span><text:span text:style-name="T9">ternet</text:span><text:span text:style-name="T8">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9T17:04:44.535000000</meta:creation-date>
    <dc:date>2024-05-16T11:14:10.904000000</dc:date>
    <meta:editing-duration>PT42M31S</meta:editing-duration>
    <meta:editing-cycles>9</meta:editing-cycles>
    <meta:generator>LibreOffice/7.5.2.2$Windows_X86_64 LibreOffice_project/53bb9681a964705cf672590721dbc85eb4d0c3a2</meta:generator>
    <meta:document-statistic meta:table-count="0" meta:image-count="0" meta:object-count="0" meta:page-count="2" meta:paragraph-count="36" meta:word-count="167" meta:character-count="956" meta:non-whitespace-character-count="797"/>
  </office:meta>
</office:document-meta>
</file>